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74cm" svg:height="0.757cm" svg:x="8.898cm" svg:y="14.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51:51.263038936</meta:creation-date>
    <dc:date>2018-03-02T11:52:07.039533049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row>
      <mn>81</mn>
      <mrow>
        <mspace width="2em"/>
        <mo stretchy="false">=</mo>
        <mspace width="2em"/>
      </mrow>
      <munder>
        <munder>
          <mrow>
            <mn>3</mn>
            <mrow>
              <mspace width="0.5em"/>
              <mo stretchy="false">⋅</mo>
              <mspace width="0.5em"/>
            </mrow>
            <mn>3</mn>
            <mrow>
              <mspace width="0.5em"/>
              <mo stretchy="false">⋅</mo>
              <mspace width="0.5em"/>
            </mrow>
            <mn>3</mn>
            <mrow>
              <mspace width="0.5em"/>
              <mo stretchy="false">⋅</mo>
              <mspace width="0.5em"/>
            </mrow>
            <mn>3</mn>
          </mrow>
          <mo stretchy="true">⏟</mo>
        </munder>
        <mrow>
          <mn>4</mn>
          <mspace width="2em"/>
          <mi>facteurs</mi>
        </mrow>
      </munder>
      <mrow>
        <mspace width="2em"/>
        <mo stretchy="false">=</mo>
        <mspace width="2em"/>
      </mrow>
      <msup>
        <mn>3</mn>
        <mn>4</mn>
      </msup>
    </mrow>
    <annotation encoding="StarMath 5.0">81~=~{3`cdot`3`cdot`3`cdot`3} underbrace {4~facteurs}~ =~3^{4} </annotation>
  </semantics>
</math>
</file>